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9d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106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3472" draw:layer="" svg:width="199.99996000000pt" svg:height="98.49701600000pt"/>
          <draw:rect draw:style-name="gr3" draw:id="shape3" draw:name="rect1276" draw:layer="" svg:width="199.99995200000pt" svg:height="28.57142960000pt" svg:x="0.00001532063pt" svg:y="0.00000000000pt"/>
          <draw:rect draw:style-name="gr3" draw:id="shape4" draw:name="rect3471" draw:layer="" svg:width="199.99995200000pt" svg:height="28.57142000000pt" svg:x="0.00000000000pt" svg:y="71.42858880000pt"/>
          <draw:path draw:style-name="gr4" draw:id="shape5" draw:name="path570" draw:layer="" svg:width="49.99978800022pt" svg:height="99.99999062500pt" svg:x="0.00000000000pt" svg:y="0.00001737500pt" svg:viewBox="0 0 50 100" svg:d="M0.138341 0C0.415021 0 49.9998 49.4203 49.9998 49.4203L0 100Z" koffice:nodeTypes="cccc"/>
          <draw:g draw:style-name="gr1" draw:id="shape6" draw:name="g1310" svg:y="37.02445482853pt">
            <draw:path draw:style-name="gr5" draw:id="shape7" draw:name="polygon136" draw:layer="" svg:width="148.52847091892pt" svg:height="141.02220087376pt" draw:transform="matrix(0.17866779293 0.00000000000 0.00000000000 0.18403606156 137.03434868640pt 37.02445482853pt)" svg:viewBox="0 0 149 141" svg:d="M74.2594 107.672L28.3593 141.014L45.949 87.1341L0 53.8579L56.7659 53.9091L74.2682 0L91.7618 53.9115L148.528 53.8707L102.574 87.1389L120.155 141.022L120.155 141.022Z" koffice:nodeTypes="cccccccccccc"/>
            <draw:path draw:style-name="gr5" draw:id="shape8" draw:name="polygon1309" draw:layer="" svg:width="148.52847091892pt" svg:height="141.02220087376pt" draw:transform="matrix(0.17866779293 0.00000000000 0.00000000000 0.18403606156 86.56413676649pt 37.02445482853pt)" svg:viewBox="0 0 149 141" svg:d="M74.2594 107.672L28.3593 141.014L45.949 87.1341L0 53.8579L56.7659 53.9091L74.2682 0L91.7618 53.9115L148.528 53.8707L102.574 87.1389L120.155 141.022L120.155 141.022Z" koffice:nodeTypes="cccccccccccc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0:02</dc:date>
    <meta:creation-date>2011-05-22T06:11:24</meta:creation-date>
    <dc:creator>Yue Liu</dc:creator>
  </office:meta>
</office:document-meta>
</file>